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9b37" officeooo:paragraph-rsid="000c9b37"/>
    </style:style>
    <style:style style:name="P2" style:family="paragraph" style:parent-style-name="Standard">
      <style:text-properties officeooo:rsid="000e755c" officeooo:paragraph-rsid="000e755c"/>
    </style:style>
    <style:style style:name="P3" style:family="paragraph" style:parent-style-name="Standard" style:list-style-name="L1">
      <style:text-properties officeooo:rsid="000c9b37" officeooo:paragraph-rsid="000c9b37"/>
    </style:style>
    <style:style style:name="P4" style:family="paragraph" style:parent-style-name="Standard" style:list-style-name="L1">
      <style:text-properties officeooo:rsid="000df759" officeooo:paragraph-rsid="000df759"/>
    </style:style>
    <style:style style:name="P5" style:family="paragraph" style:parent-style-name="Standard" style:list-style-name="L1">
      <style:text-properties officeooo:rsid="000e755c" officeooo:paragraph-rsid="000e755c"/>
    </style:style>
    <style:style style:name="P6" style:family="paragraph" style:parent-style-name="Standard" style:list-style-name="L2">
      <style:text-properties officeooo:rsid="000e755c" officeooo:paragraph-rsid="000e755c"/>
    </style:style>
    <style:style style:name="P7" style:family="paragraph" style:parent-style-name="Standard" style:list-style-name="L2">
      <style:text-properties officeooo:rsid="000f41e5" officeooo:paragraph-rsid="000f41e5"/>
    </style:style>
    <style:style style:name="P8" style:family="paragraph" style:parent-style-name="Standard" style:list-style-name="L1">
      <style:text-properties officeooo:rsid="000f56d0" officeooo:paragraph-rsid="000f56d0"/>
    </style:style>
    <style:style style:name="T1" style:family="text">
      <style:text-properties officeooo:rsid="000f56d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ie 527 Loxbaum → Ischeland</text:p>
      <text:p text:style-name="P1"/>
      <text:list xml:id="list159763790" text:style-name="L1">
        <text:list-item>
          <text:p text:style-name="P3">HST Loxbaum → HST Polizeipräsidium starten</text:p>
        </text:list-item>
        <text:list-item>
          <text:p text:style-name="P3">HST Vorheizwerk rechts → HST Emsterfeld</text:p>
        </text:list-item>
        <text:list-item>
          <text:p text:style-name="P3">vor HST Am großen Feld links → Am großen Feld</text:p>
        </text:list-item>
        <text:list-item>
          <text:p text:style-name="P3">Ende rechts → HST Cunostraße/Cunostraße</text:p>
        </text:list-item>
        <text:list-item>
          <text:p text:style-name="P3">rechts → Im Eichenwald</text:p>
        </text:list-item>
        <text:list-item>
          <text:p text:style-name="P8">halb rechts weiter → Felsental</text:p>
        </text:list-item>
        <text:list-item>
          <text:p text:style-name="P3">Ende links → Am Waldesrand</text:p>
        </text:list-item>
        <text:list-item>
          <text:p text:style-name="P3">Ende links → Wasserloses Tal</text:p>
        </text:list-item>
        <text:list-item>
          <text:p text:style-name="P3">nach HST Stadthalle rechts → Volmestraße</text:p>
        </text:list-item>
        <text:list-item>
          <text:p text:style-name="P4">Märkischer Ring links → Rathausstraße</text:p>
        </text:list-item>
        <text:list-item>
          <text:p text:style-name="P4">Stoppstraße rechts → HST Rathaus an der Volme</text:p>
        </text:list-item>
        <text:list-item>
          <text:p text:style-name="P4">Kreisel 3. links → Innenstadt</text:p>
        </text:list-item>
        <text:list-item>
          <text:p text:style-name="P4">Ampel links → Volkspark</text:p>
        </text:list-item>
        <text:list-item>
          <text:p text:style-name="P4">nach HST Schwenke rechts → HA BHF</text:p>
        </text:list-item>
        <text:list-item>
          <text:p text:style-name="P4">Althagener Brücke (Günlük Taze) links</text:p>
        </text:list-item>
        <text:list-item>
          <text:p text:style-name="P4">rechts → Spielhalle → Althagener Straße</text:p>
        </text:list-item>
        <text:list-item>
          <text:p text:style-name="P5">Kiosk/Verkehrsinsel rechts → Hermannstraße</text:p>
        </text:list-item>
        <text:list-item>
          <text:p text:style-name="P5">Stoppstraße rechts → Kinkelstraße</text:p>
        </text:list-item>
        <text:list-item>
          <text:p text:style-name="P5">eine vor Ende des Abhangs links → Wittekindstraße</text:p>
        </text:list-item>
        <text:list-item>
          <text:p text:style-name="P5">nächste links → Königsstraße</text:p>
        </text:list-item>
      </text:list>
      <text:p text:style-name="P2"/>
      <text:p text:style-name="P2">– zurück –</text:p>
      <text:p text:style-name="P2"/>
      <text:list xml:id="list2134520955" text:style-name="L2">
        <text:list-item>
          <text:p text:style-name="P6">links → Alsenstraße</text:p>
        </text:list-item>
        <text:list-item>
          <text:p text:style-name="P6">nächste rechts → Kinkelstraße</text:p>
        </text:list-item>
        <text:list-item>
          <text:p text:style-name="P6">links → HST Hermannstraße/Hermannstraße</text:p>
        </text:list-item>
        <text:list-item>
          <text:p text:style-name="P6">Ende links → Altenhagener Straße</text:p>
        </text:list-item>
        <text:list-item>
          <text:p text:style-name="P6">Altenhagener Brücke (Günlük Taze) rechts → HA BHF</text:p>
        </text:list-item>
        <text:list-item>
          <text:p text:style-name="P6">Sondersignal Schwenke links</text:p>
        </text:list-item>
        <text:list-item>
          <text:p text:style-name="P6">Ampel HST Volkspark rechts</text:p>
        </text:list-item>
        <text:list-item>
          <text:p text:style-name="P6">→ Innenstadt</text:p>
        </text:list-item>
        <text:list-item>
          <text:p text:style-name="P6">Kreisel 1. rechts → HST Rathaus an der Volme</text:p>
        </text:list-item>
        <text:list-item>
          <text:p text:style-name="P6">nach HST Rathaus an der Volme links → Rathaustraße</text:p>
        </text:list-item>
        <text:list-item>
          <text:p text:style-name="P6">rechts → HST Märkischer Ring/Märkischer Ringstraße</text:p>
        </text:list-item>
        <text:list-item>
          <text:p text:style-name="P6">Mercure Hotel links → HST Stadthalle/Wasserloses Tal</text:p>
        </text:list-item>
        <text:list-item>
          <text:p text:style-name="P6">nach HST Wasserloses Tal rechts → Am Waldesrand</text:p>
        </text:list-item>
        <text:list-item>
          <text:p text:style-name="P6">rechts → HST Felsental/Felsental</text:p>
        </text:list-item>
        <text:list-item>
          <text:p text:style-name="P6">links → im Eichenwald</text:p>
        </text:list-item>
        <text:list-item>
          <text:p text:style-name="P6">Ende links → Am Berghang</text:p>
        </text:list-item>
        <text:list-item>
          <text:p text:style-name="P6">nach HST Cunostraße links → Am großen Feld</text:p>
        </text:list-item>
        <text:list-item>
          <text:p text:style-name="P6">Ende rechts → Ka<text:span text:style-name="T1">r</text:span>l-Ernst-Osthaus-Straße</text:p>
        </text:list-item>
        <text:list-item>
          <text:p text:style-name="P6">Ende links → Haßleyer Straße/Fernheizwerk</text:p>
        </text:list-item>
        <text:list-item>
          <text:p text:style-name="P7">Star-Tankstelle rechts → HST Tondernstraße</text:p>
        </text:list-item>
        <text:list-item>
          <text:p text:style-name="P7">Ampel HST Tondernstraße rechts → weiter auf Feithstraße</text:p>
        </text:list-item>
        <text:list-item>
          <text:p text:style-name="P7">weiter bis Wendeschleife Loxbau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2T19:43:44.356768394</meta:creation-date>
    <dc:date>2020-06-02T17:36:04.584762405</dc:date>
    <meta:editing-duration>PT2M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4" meta:word-count="279" meta:character-count="1591" meta:non-whitespace-character-count="1396"/>
  </office:meta>
</office:document-meta>
</file>